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MANI TECSI OLIMP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RANCO NINA, LUIS ANG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7450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2 - Trans. Aer. Caja Patos Criollos</text:p>
          </table:table-cell>
          <table:table-cell table:style-name="Tableau1.A2" office:value-type="string">
            <text:p text:style-name="P13">6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 CRIOLLO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ANCES NEGR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00:18:38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